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3cm" svg:stroke-color="#5c8526" draw:fill="none" draw:fill-color="#5c8526" draw:textarea-vertical-align="middle" fo:padding-top="0.275cm" fo:padding-bottom="0.275cm" fo:padding-left="0.4cm" fo:padding-right="0.4cm"/>
    </style:style>
    <style:style style:name="gr6" style:family="graphic" style:parent-style-name="objectwithoutfill">
      <style:graphic-properties svg:stroke-width="0.3cm" draw:marker-end="Arrow" draw:marker-end-width="0.9cm" draw:fill="none" draw:fill-color="#5c8526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  <style:text-properties fo:color="#ffffff" fo:font-size="25pt" fo:text-shadow="none" style:font-size-asian="25pt" style:font-size-complex="25pt"/>
    </style:style>
    <style:style style:name="P2" style:family="paragraph">
      <style:paragraph-properties fo:text-align="center"/>
      <style:text-properties fo:color="#000000" fo:font-size="25pt" fo:text-shadow="none" style:font-size-asian="25pt" style:font-size-complex="25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fo:color="#ffffff" fo:font-size="25pt" fo:text-shadow="none" style:font-size-asian="25pt" style:font-size-complex="25pt"/>
    </style:style>
    <style:style style:name="T2" style:family="text">
      <style:text-properties fo:color="#000000" fo:font-size="25pt" fo:text-shadow="none" style:font-size-asian="25pt" style:font-size-complex="25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2cm" svg:height="5.2cm" svg:x="8.1cm" svg:y="6.8cm">
          <text:p text:style-name="P1"><text:span text:style-name="T1">Smi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5.2cm" svg:height="5.2cm" svg:x="1.8cm" svg:y="12.9cm">
          <text:p text:style-name="P1"><text:span text:style-name="T1">Di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3" draw:id="id3" draw:layer="layout" svg:width="5.2cm" svg:height="5.2cm" svg:x="14.3cm" svg:y="13cm">
          <text:p text:style-name="P2"><text:span text:style-name="T2">HappyEn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xml:id="id2" draw:id="id2" draw:layer="layout" svg:width="5.5cm" svg:height="3.5cm" svg:x="7.9cm" svg:y="19.1cm">
          <text:p text:style-name="P3"><text:span text:style-name="T3">Spécification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6.239cm" svg:y1="13.661cm" svg:x2="10.65cm" svg:y2="19.1cm" draw:start-shape="id1" draw:start-glue-point="11" draw:end-shape="id2" draw:end-glue-point="0" svg:d="m6239 13661c2941 0 4411 1813 4411 5439" svg:viewBox="0 0 4412 5440">
          <text:p/>
        </draw:connector>
        <draw:connector draw:style-name="gr5" draw:text-style-name="P4" draw:layer="layout" draw:type="curve" svg:x1="15.061cm" svg:y1="13.761cm" svg:x2="10.65cm" svg:y2="19.1cm" draw:start-shape="id3" draw:start-glue-point="5" draw:end-shape="id2" draw:end-glue-point="0" svg:d="m15061 13761c-2941 0-4411 1779-4411 5339" svg:viewBox="0 0 4412 5340">
          <text:p/>
        </draw:connector>
        <draw:connector draw:style-name="gr6" draw:text-style-name="P4" draw:layer="layout" draw:type="curve" svg:x1="13.4cm" svg:y1="20.85cm" svg:x2="16.9cm" svg:y2="18.2cm" draw:start-shape="id2" draw:start-glue-point="1" draw:end-shape="id3" draw:end-glue-point="8" svg:d="m13400 20850c2334 0 3500-883 3500-2650" svg:viewBox="0 0 3501 2651">
          <text:p/>
        </draw:connector>
        <draw:connector draw:style-name="gr6" draw:text-style-name="P4" draw:layer="layout" draw:type="curve" svg:x1="16.9cm" svg:y1="13cm" svg:x2="13.3cm" svg:y2="9.4cm" draw:start-shape="id3" draw:start-glue-point="4" draw:end-shape="id4" draw:end-glue-point="10" svg:d="m16900 13000c0-2400-1200-3600-3600-3600" svg:viewBox="0 0 3601 3601">
          <text:p/>
        </draw:connector>
        <draw:connector draw:style-name="gr6" draw:text-style-name="P4" draw:layer="layout" draw:type="curve" svg:x1="8.1cm" svg:y1="9.4cm" svg:x2="4.4cm" svg:y2="12.9cm" draw:start-shape="id4" draw:start-glue-point="6" draw:end-shape="id1" draw:end-glue-point="5" svg:d="m8100 9400c-2467 0-3700 1166-3700 3500" svg:viewBox="0 0 3701 3501">
          <text:p/>
        </draw:connector>
        <draw:connector draw:style-name="gr5" draw:text-style-name="P4" draw:layer="layout" draw:type="curve" svg:x1="10.7cm" svg:y1="12cm" svg:x2="10.65cm" svg:y2="19.1cm" draw:start-shape="id4" draw:start-glue-point="8" draw:end-shape="id2" draw:end-glue-point="0" svg:d="m10700 12000c0 5326-50 1777-50 7100" svg:viewBox="0 0 51 7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yril ANNETTE</meta:initial-creator>
    <meta:creation-date>2013-07-26T16:11:07</meta:creation-date>
    <dc:date>2013-07-26T16:48:35</dc:date>
    <dc:creator>Cyril ANNETTE</dc:creator>
    <meta:editing-duration>PT6M2S</meta:editing-duration>
    <meta:editing-cycles>1</meta:editing-cycles>
    <meta:document-statistic meta:object-count="10"/>
    <meta:generator>LibreOffice/3.5$Linux_X86_64 LibreOffice_project/350m1$Build-2</meta:generator>
  </office:meta>
</office:document-meta>
</file>